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times, serif"/>
  </office:font-face-decls>
  <office:automatic-styles>
    <style:style style:name="Таблица1" style:family="table">
      <style:table-properties style:width="6.6931in" table:align="left"/>
    </style:style>
    <style:style style:name="Таблица1.A" style:family="table-column">
      <style:table-column-properties style:column-width="0.2757in"/>
    </style:style>
    <style:style style:name="Таблица1.B" style:family="table-column">
      <style:table-column-properties style:column-width="1.5493in"/>
    </style:style>
    <style:style style:name="Таблица1.C" style:family="table-column">
      <style:table-column-properties style:column-width="4.8681in"/>
    </style:style>
    <style:style style:name="Таблица1.A1" style:family="table-cell">
      <style:table-cell-properties fo:padding="0.0194in" fo:border-left="0.75pt solid #808080" fo:border-right="0.75pt solid #808080" fo:border-top="0.75pt solid #808080" fo:border-bottom="0.05pt solid #808080"/>
    </style:style>
    <style:style style:name="Таблица1.B1" style:family="table-cell">
      <style:table-cell-properties fo:padding="0.0194in" fo:border-left="0.05pt solid #808080" fo:border-right="0.75pt solid #808080" fo:border-top="0.75pt solid #808080" fo:border-bottom="0.05pt solid #808080"/>
    </style:style>
    <style:style style:name="Таблица1.A2" style:family="table-cell">
      <style:table-cell-properties fo:padding="0.0194in" fo:border-left="0.75pt solid #808080" fo:border-right="0.75pt solid #808080" fo:border-top="none" fo:border-bottom="0.05pt solid #808080"/>
    </style:style>
    <style:style style:name="Таблица1.B2" style:family="table-cell">
      <style:table-cell-properties fo:padding="0.0194in" fo:border-left="0.05pt solid #808080" fo:border-right="0.75pt solid #808080" fo:border-top="none" fo:border-bottom="0.05pt solid #808080"/>
    </style:style>
    <style:style style:name="Таблица1.A5" style:family="table-cell">
      <style:table-cell-properties fo:padding="0.0194in" fo:border-left="0.75pt solid #808080" fo:border-right="0.75pt solid #808080" fo:border-top="none" fo:border-bottom="0.75pt solid #808080"/>
    </style:style>
    <style:style style:name="Таблица1.B5" style:family="table-cell">
      <style:table-cell-properties fo:padding="0.0194in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Table_20_Contents">
      <style:paragraph-properties fo:margin-left="0in" fo:margin-right="0in" fo:margin-top="0in" fo:margin-bottom="0.1965in" style:contextual-spacing="false" fo:text-align="center" style:justify-single-word="false" fo:text-indent="0in" style:auto-text-indent="false"/>
      <style:text-properties fo:color="#000000" loext:opacity="100%" style:font-name="times new roman" fo:font-size="9pt" style:font-size-asian="9pt" style:font-size-complex="9pt"/>
    </style:style>
    <style:style style:name="P4" style:family="paragraph" style:parent-style-name="Table_20_Contents">
      <style:paragraph-properties fo:margin-left="0in" fo:margin-right="0in" fo:margin-top="0in" fo:margin-bottom="0.1965in" style:contextual-spacing="false" fo:text-align="center" style:justify-single-word="false" fo:text-indent="0in" style:auto-text-indent="false"/>
      <style:text-properties fo:color="#000000" loext:opacity="100%" style:font-name="times new roman" fo:font-size="9pt" fo:font-style="italic" style:font-size-asian="9pt" style:font-size-complex="9pt"/>
    </style:style>
    <style:style style:name="P5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</style:style>
    <style:style style:name="P6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fo:color="#000000" loext:opacity="100%" style:font-name="times new roman" fo:font-size="9pt" fo:font-weight="bold" style:font-size-asian="9pt" style:font-size-complex="9pt"/>
    </style:style>
    <style:style style:name="P7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fo:color="#000000" loext:opacity="100%" style:font-name="times new roman" fo:font-size="9pt" style:font-size-asian="9pt" style:font-size-complex="9pt"/>
    </style:style>
    <style:style style:name="P8" style:family="paragraph" style:parent-style-name="Table_20_Contents">
      <style:paragraph-properties fo:margin-left="0in" fo:margin-right="0in" fo:margin-top="0in" fo:margin-bottom="0.1965in" style:contextual-spacing="false" fo:text-align="center" style:justify-single-word="false" fo:text-indent="0in" style:auto-text-indent="false"/>
      <style:text-properties fo:color="#000000" loext:opacity="100%" fo:font-size="9pt" style:font-size-asian="9pt" style:font-size-complex="9pt"/>
    </style:style>
    <style:style style:name="T1" style:family="text">
      <style:text-properties fo:color="#000000" loext:opacity="100%" style:font-name="times new roman" fo:language="ru" fo:country="RU" officeooo:rsid="00116e9c"/>
    </style:style>
    <style:style style:name="T2" style:family="text">
      <style:text-properties fo:color="#000000" loext:opacity="100%" style:font-name="times new roman"/>
    </style:style>
    <style:style style:name="T3" style:family="text">
      <style:text-properties fo:color="#000000" loext:opacity="100%" style:font-name="times new roman" officeooo:rsid="00116e9c"/>
    </style:style>
    <style:style style:name="T4" style:family="text">
      <style:text-properties fo:color="#000000" loext:opacity="100%" style:font-name="times new roman" fo:background-color="#ffff00" loext:char-shading-value="0"/>
    </style:style>
    <style:style style:name="T5" style:family="text">
      <style:text-properties fo:color="#000000" loext:opacity="100%" style:font-name="times new roman" fo:background-color="#00ffff" loext:char-shading-value="0"/>
    </style:style>
    <style:style style:name="T6" style:family="text">
      <style:text-properties fo:color="#000000" loext:opacity="100%" style:font-name="times new roman" fo:background-color="#00ff00" loext:char-shading-value="0"/>
    </style:style>
    <style:style style:name="T7" style:family="text">
      <style:text-properties fo:color="#000000" loext:opacity="100%" style:font-name="times new roman" fo:font-size="9pt" style:font-size-asian="9pt" style:font-size-complex="9pt"/>
    </style:style>
    <style:style style:name="T8" style:family="text">
      <style:text-properties fo:color="#000000" loext:opacity="100%" style:font-name="times new roman" fo:font-size="9pt" fo:font-weight="bold" style:font-size-asian="9pt" style:font-size-complex="9pt"/>
    </style:style>
    <style:style style:name="T9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ядом со з</text:span><text:span text:style-name="T2">начимы</text:span><text:span text:style-name="T3">ми</text:span><text:span text:style-name="T2"> элементы долж</text:span><text:span text:style-name="T3">ен</text:span><text:span text:style-name="T2"> быть </text:span><text:span text:style-name="T3">написан его цвет</text:span><text:span text:style-name="T2">: </text:span><text:span text:style-name="T4">лексика</text:span><text:span text:style-name="T2"> по теме – желтым цветом, </text:span><text:span text:style-name="T5">грамматические конструкции</text:span><text:span text:style-name="T2"> – бирюзовым цветом, </text:span><text:span text:style-name="T6">вводные слова и слова-связки</text:span><text:span text:style-name="T2"> – зеленым цветом.</text:span> </text:p>
      <text:p text:style-name="P2"/>
      <text:p text:style-name="P2"><text:bookmark text:name="yui_3_17_2_1_1730723021363_40"/><text:bookmark text:name="yui_3_17_2_1_1730723021363_38"/><text:bookmark text:name="yui_3_17_2_1_1730723021363_39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1</text:p>
          </table:table-cell>
          <table:table-cell table:style-name="Таблица1.B1" office:value-type="string">
            <text:p text:style-name="P4">Объем</text:p>
            <text:p text:style-name="P3">(+1 балл)<text:bookmark text:name="yui_3_17_2_1_1730723021363_37"/></text:p>
          </table:table-cell>
          <table:table-cell table:style-name="Таблица1.B1" office:value-type="string">
            <text:p text:style-name="P5"><text:bookmark text:name="yui_3_17_2_1_1730723021363_36"/><text:bookmark text:name="yui_3_17_2_1_1730723021363_35"/><text:bookmark text:name="yui_3_17_2_1_1730723021363_34"/><text:span text:style-name="Strong_20_Emphasis"><text:span text:style-name="T7">500-600 слов = 1 балл;</text:span></text:span></text:p>
            <text:p text:style-name="P5"><text:span text:style-name="Strong_20_Emphasis"><text:span text:style-name="T7">Менее 500 слов = 0 баллов.</text:span></text:span></text:p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B2" office:value-type="string">
            <text:p text:style-name="P4">Содержание</text:p>
            <text:p text:style-name="P3">(+1 балл)</text:p>
          </table:table-cell>
          <table:table-cell table:style-name="Таблица1.B2" office:value-type="string">
            <text:p text:style-name="P5"><text:span text:style-name="T7">Должны быть отражены все структурные элементы в соответствии с опорным конспектом, </text:span><text:span text:style-name="T8">всего 6 (или 7</text:span><text:span text:style-name="T7"> с учетом Creative thinking) элементов. </text:span><text:span text:style-name="Strong_20_Emphasis"><text:span text:style-name="T7">Текст должен быть разделен на абзацы и пронумерован в соответствии с планом </text:span></text:span><text:span text:style-name="T8">= 1 балл</text:span><text:span text:style-name="T7">.</text:span></text:p>
            <text:p text:style-name="P5"><text:span text:style-name="Strong_20_Emphasis"><text:span text:style-name="T7">Каждый абзац – обязательно с красной строки с отступом.</text:span></text:span><text:span text:style-name="T7"> Между абзацами двойной интервал.</text:span></text:p>
            <text:p text:style-name="P6">5 и менее абзацев, соответствующих структурным элементам текста = 0 баллов.</text:p>
            <text:p text:style-name="P6">Количество предложений в содержательных элементах (абзацах):</text:p>
            <text:p text:style-name="P7">- Introduction – 3-6 предложений;</text:p>
            <text:p text:style-name="P7">- Step 2.1, 2.2, 3.1, 3.2, Creative thinking – 4-7 предложений;</text:p>
            <text:p text:style-name="P7">- Conclusion – 3-6 предложений.</text:p>
            <text:p text:style-name="P6">Элемент (абзац) не засчитывается, если количество предложений в нем менее указанного количества.</text:p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B2" office:value-type="string">
            <text:p text:style-name="P4">Лексика</text:p>
            <text:p text:style-name="P8"> <text:span text:style-name="T9">(+2 балла)</text:span></text:p>
            <text:p text:style-name="P8"> </text:p>
          </table:table-cell>
          <table:table-cell table:style-name="Таблица1.B2" office:value-type="string">
            <text:p text:style-name="P5"><text:span text:style-name="T7">Засчитываются только </text:span><text:span text:style-name="Strong_20_Emphasis"><text:span text:style-name="T7">выражения из раздела «Лексика, обязательная к использованию в монологическом высказывании»</text:span></text:span><text:span text:style-name="T7"> лексического минимума по теме.</text:span></text:p>
            <text:p text:style-name="P5"><text:span text:style-name="T7">Использовано </text:span><text:span text:style-name="Strong_20_Emphasis"><text:span text:style-name="T7">18-20 неповторяющихся единиц лексики по теме = 2 балла;</text:span></text:span></text:p>
            <text:p text:style-name="P5"><text:span text:style-name="T7">Использовано </text:span><text:span text:style-name="Strong_20_Emphasis"><text:span text:style-name="T7">13-17 неповторяющихся единиц лексики по теме = 1 балл;</text:span></text:span></text:p>
            <text:p text:style-name="P5"><text:span text:style-name="T7">Использовано </text:span><text:span text:style-name="Strong_20_Emphasis"><text:span text:style-name="T7">12 и менее неповторяющихся единиц лексики по теме = 0 баллов.</text:span></text:span></text:p>
          </table:table-cell>
        </table:table-row>
        <table:table-row>
          <table:table-cell table:style-name="Таблица1.A2" office:value-type="string">
            <text:p text:style-name="P3">4</text:p>
          </table:table-cell>
          <table:table-cell table:style-name="Таблица1.B2" office:value-type="string">
            <text:p text:style-name="P4">Грамматика  </text:p>
            <text:p text:style-name="P3">(+0,5 балла)</text:p>
          </table:table-cell>
          <table:table-cell table:style-name="Таблица1.B2" office:value-type="string">
            <text:p text:style-name="P7">Засчитываются следующие грамматические структуры: </text:p>
            <text:p text:style-name="P5"><text:span text:style-name="Strong_20_Emphasis"><text:span text:style-name="T7">(1) страдательный залог, </text:span></text:span></text:p>
            <text:p text:style-name="P5"><text:span text:style-name="Strong_20_Emphasis"><text:span text:style-name="T7">(2) условные предложения разных типов, </text:span></text:span></text:p>
            <text:p text:style-name="P5"><text:span text:style-name="Strong_20_Emphasis"><text:span text:style-name="T7">(3) согласование времен в косвенной речи, </text:span></text:span></text:p>
            <text:p text:style-name="P5"><text:span text:style-name="Strong_20_Emphasis"><text:span text:style-name="T7">(4) модальные глаголы для выражения умозаключения (present and past deduction).</text:span></text:span></text:p>
            <text:p text:style-name="P5"><text:span text:style-name="T7">Использовано </text:span><text:span text:style-name="Strong_20_Emphasis"><text:span text:style-name="T7">правильно 4 и более неповторяющихся грамматических конструкций = 0,5 балла;</text:span></text:span></text:p>
            <text:p text:style-name="P5"><text:span text:style-name="Strong_20_Emphasis"><text:span text:style-name="T7">Менее 4 = 0 баллов.</text:span></text:span></text:p>
          </table:table-cell>
        </table:table-row>
        <table:table-row>
          <table:table-cell table:style-name="Таблица1.A5" office:value-type="string">
            <text:p text:style-name="P3">5</text:p>
          </table:table-cell>
          <table:table-cell table:style-name="Таблица1.B5" office:value-type="string">
            <text:p text:style-name="P4">Средства связи</text:p>
            <text:p text:style-name="P3">(+0,5 балла)</text:p>
          </table:table-cell>
          <table:table-cell table:style-name="Таблица1.B5" office:value-type="string">
            <text:p text:style-name="P5"><text:span text:style-name="T7">Использовано </text:span><text:span text:style-name="Strong_20_Emphasis"><text:span text:style-name="T7">10 и более неповторяющихся связок = 0,5 балла;</text:span></text:span></text:p>
            <text:p text:style-name="P5"><text:span text:style-name="Strong_20_Emphasis"><text:span text:style-name="T7">Менее 10 = 0 баллов.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5:24:48.074000000</meta:creation-date>
    <dc:date>2024-11-04T17:41:27.892000000</dc:date>
    <meta:editing-duration>PT2H6M15S</meta:editing-duration>
    <meta:editing-cycles>1</meta:editing-cycles>
    <meta:document-statistic meta:table-count="1" meta:image-count="0" meta:object-count="0" meta:page-count="1" meta:paragraph-count="40" meta:word-count="256" meta:character-count="1780" meta:non-whitespace-character-count="1547"/>
    <meta:generator>LibreOffice/24.8.0.3$Windows_X86_64 LibreOffice_project/0bdf1299c94fe897b119f97f3c613e9dca6be583</meta:generator>
  </office:meta>
</office:document-meta>
</file>